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Standaardalinea-lettertype" style:family="text">
      <style:text-properties fo:font-weight="bold" style:font-weight-asian="bold" fo:color="#0070C0" fo:font-size="18pt" style:font-size-asian="18pt"/>
    </style:style>
    <style:style style:name="T3" style:parent-style-name="Standaardalinea-lettertype" style:family="text">
      <style:text-properties fo:font-weight="bold" style:font-weight-asian="bold" fo:color="#002060" fo:font-size="18pt" style:font-size-asian="18pt"/>
    </style:style>
    <style:style style:name="T4" style:parent-style-name="Standaardalinea-lettertype" style:family="text">
      <style:text-properties fo:font-weight="bold" style:font-weight-asian="bold" fo:color="#0070C0" fo:font-size="18pt" style:font-size-asian="18pt"/>
    </style:style>
    <style:style style:name="P5" style:parent-style-name="Standard" style:family="paragraph">
      <style:paragraph-properties fo:text-align="center"/>
      <style:text-properties fo:font-weight="bold" style:font-weight-asian="bold" fo:color="#0070C0" fo:font-size="18pt" style:font-size-asian="18pt" fo:language="nl" fo:country="BE"/>
    </style:style>
    <style:style style:name="P6" style:parent-style-name="Standard" style:family="paragraph">
      <style:paragraph-properties fo:text-align="center"/>
      <style:text-properties fo:color="#000000" fo:font-size="13pt" style:font-size-asian="13pt" style:font-size-complex="13pt" fo:language="nl" fo:country="BE"/>
    </style:style>
    <style:style style:name="P7" style:parent-style-name="Lijstalinea" style:family="paragraph">
      <style:text-properties fo:color="#000000" fo:font-size="13pt" style:font-size-asian="13pt" style:font-size-complex="13pt"/>
    </style:style>
    <style:style style:name="P8" style:parent-style-name="Lijstalinea" style:family="paragraph">
      <style:paragraph-properties fo:margin-left="0in">
        <style:tab-stops/>
      </style:paragraph-properties>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9"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10"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11" style:parent-style-name="Lijstalinea" style:family="paragraph">
      <style:paragraph-properties fo:margin-left="0in">
        <style:tab-stops/>
      </style:paragraph-properties>
    </style:style>
    <style:style style:name="T12" style:parent-style-name="Standaardalinea-lettertype" style:family="text">
      <style:text-properties fo:color="#000000" fo:font-size="14pt" style:font-size-asian="14pt" style:font-size-complex="14pt" style:text-underline-type="single" style:text-underline-style="solid" style:text-underline-width="auto" style:text-underline-mode="continuous" fo:language="nl" fo:country="BE"/>
    </style:style>
    <style:style style:name="P13"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14"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5" style:parent-style-name="Lijstalinea" style:family="paragraph"/>
    <style:style style:name="T16" style:parent-style-name="Standaardalinea-lettertype" style:family="text">
      <style:text-properties fo:font-weight="bold" style:font-weight-asian="bold" style:font-weight-complex="bold" fo:color="#000000" fo:font-size="13pt" style:font-size-asian="13pt" style:font-size-complex="13pt" fo:language="nl" fo:country="BE"/>
    </style:style>
    <style:style style:name="T17" style:parent-style-name="Standaardalinea-lettertype" style:family="text">
      <style:text-properties fo:color="#000000" fo:font-size="13pt" style:font-size-asian="13pt" style:font-size-complex="13pt" fo:language="nl" fo:country="BE"/>
    </style:style>
    <style:style style:name="T18" style:parent-style-name="Standaardalinea-lettertype" style:family="text">
      <style:text-properties fo:color="#000000" fo:font-size="13pt" style:font-size-asian="13pt" style:font-size-complex="13pt" fo:language="nl" fo:country="BE"/>
    </style:style>
    <style:style style:name="P19" style:parent-style-name="Lijstalinea" style:family="paragraph"/>
    <style:style style:name="T20" style:parent-style-name="Standaardalinea-lettertype" style:family="text">
      <style:text-properties fo:font-weight="bold" style:font-weight-asian="bold" style:font-weight-complex="bold" fo:color="#000000" fo:font-size="13pt" style:font-size-asian="13pt" style:font-size-complex="13pt" fo:language="nl" fo:country="BE"/>
    </style:style>
    <style:style style:name="T21" style:parent-style-name="Standaardalinea-lettertype" style:family="text">
      <style:text-properties fo:color="#000000" fo:font-size="13pt" style:font-size-asian="13pt" style:font-size-complex="13pt" fo:language="nl" fo:country="BE"/>
    </style:style>
    <style:style style:name="T22" style:parent-style-name="Standaardalinea-lettertype" style:family="text">
      <style:text-properties fo:color="#000000" fo:font-size="13pt" style:font-size-asian="13pt" style:font-size-complex="13pt" fo:language="nl" fo:country="BE"/>
    </style:style>
    <style:style style:name="T23" style:parent-style-name="Standaardalinea-lettertype" style:family="text">
      <style:text-properties fo:color="#000000" fo:font-size="13pt" style:font-size-asian="13pt" style:font-size-complex="13pt" fo:language="nl" fo:country="BE"/>
    </style:style>
    <style:style style:name="P24" style:parent-style-name="Lijstalinea" style:family="paragraph"/>
    <style:style style:name="T25" style:parent-style-name="Standaardalinea-lettertype" style:family="text">
      <style:text-properties fo:font-weight="bold" style:font-weight-asian="bold" style:font-weight-complex="bold" fo:color="#000000" fo:font-size="13pt" style:font-size-asian="13pt" style:font-size-complex="13pt" fo:language="nl" fo:country="BE"/>
    </style:style>
    <style:style style:name="T26" style:parent-style-name="Standaardalinea-lettertype" style:family="text">
      <style:text-properties fo:color="#000000" fo:font-size="13pt" style:font-size-asian="13pt" style:font-size-complex="13pt" fo:language="nl" fo:country="BE"/>
    </style:style>
    <style:style style:name="T27" style:parent-style-name="Standaardalinea-lettertype" style:family="text">
      <style:text-properties fo:color="#000000" fo:font-size="13pt" style:font-size-asian="13pt" style:font-size-complex="13pt" fo:language="nl" fo:country="BE"/>
    </style:style>
    <style:style style:name="P28"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29"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0" style:parent-style-name="Lijstalinea" style:family="paragraph">
      <style:paragraph-properties fo:margin-left="0in">
        <style:tab-stops/>
      </style:paragraph-properties>
      <style:text-properties fo:language="nl" fo:country="BE"/>
    </style:style>
    <style:style style:name="P31"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32"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33" style:parent-style-name="Lijstalinea" style:family="paragraph">
      <style:paragraph-properties fo:margin-left="0in">
        <style:tab-stops/>
      </style:paragraph-properties>
    </style:style>
    <style:style style:name="T34" style:parent-style-name="Standaardalinea-lettertype" style:family="text">
      <style:text-properties fo:color="#000000" fo:font-size="14pt" style:font-size-asian="14pt" style:font-size-complex="14pt" style:text-underline-type="single" style:text-underline-style="solid" style:text-underline-width="auto" style:text-underline-mode="continuous" fo:language="nl" fo:country="BE"/>
    </style:style>
    <style:style style:name="T35" style:parent-style-name="Standaardalinea-lettertype" style:family="text">
      <style:text-properties fo:color="#000000" fo:font-size="14pt" style:font-size-asian="14pt" style:font-size-complex="14pt" style:text-underline-type="single" style:text-underline-style="solid" style:text-underline-width="auto" style:text-underline-mode="continuous" fo:language="nl" fo:country="BE"/>
    </style:style>
    <style:style style:name="P36"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7" style:parent-style-name="Lijstalinea" style:family="paragraph">
      <style:paragraph-properties fo:margin-left="0in">
        <style:tab-stops/>
      </style:paragraph-properties>
      <style:text-properties fo:font-weight="bold" style:font-weight-asian="bold" style:font-weight-complex="bold" fo:color="#000000" fo:font-size="13pt" style:font-size-asian="13pt" style:font-size-complex="13pt" fo:language="nl" fo:country="BE"/>
    </style:style>
    <style:style style:name="P38"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9"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0"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1" style:parent-style-name="Lijstalinea" style:family="paragraph">
      <style:paragraph-properties fo:margin-left="0in">
        <style:tab-stops/>
      </style:paragraph-properties>
      <style:text-properties fo:font-weight="bold" style:font-weight-asian="bold" style:font-weight-complex="bold" fo:color="#000000" fo:font-size="13pt" style:font-size-asian="13pt" style:font-size-complex="13pt" fo:language="nl" fo:country="BE"/>
    </style:style>
    <style:style style:name="P42" style:parent-style-name="Lijstalinea" style:family="paragraph">
      <style:paragraph-properties fo:margin-left="0in">
        <style:tab-stops/>
      </style:paragraph-properties>
      <style:text-properties fo:font-weight="bold" style:font-weight-asian="bold" style:font-weight-complex="bold" fo:color="#000000" fo:font-size="13pt" style:font-size-asian="13pt" style:font-size-complex="13pt" fo:language="nl" fo:country="BE"/>
    </style:style>
    <style:style style:name="P43"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4"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5"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6"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7" style:parent-style-name="Lijstalinea" style:family="paragraph">
      <style:paragraph-properties fo:margin-left="0in">
        <style:tab-stops/>
      </style:paragraph-properties>
      <style:text-properties fo:font-weight="bold" style:font-weight-asian="bold" style:font-weight-complex="bold" fo:color="#000000" fo:font-size="13pt" style:font-size-asian="13pt" style:font-size-complex="13pt" fo:language="nl" fo:country="BE"/>
    </style:style>
    <style:style style:name="P48"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9" style:parent-style-name="Lijstalinea" style:family="paragraph">
      <style:paragraph-properties fo:margin-left="0in">
        <style:tab-stops/>
      </style:paragraph-properties>
    </style:style>
    <style:style style:name="T50" style:parent-style-name="Standaardalinea-lettertype" style:family="text">
      <style:text-properties fo:color="#000000" fo:font-size="13pt" style:font-size-asian="13pt" style:font-size-complex="13pt" fo:language="nl" fo:country="BE"/>
    </style:style>
    <style:style style:name="T51" style:parent-style-name="Standaardalinea-lettertype" style:family="text">
      <style:text-properties fo:color="#000000" fo:font-size="13pt" style:font-size-asian="13pt" style:font-size-complex="13pt" fo:language="nl" fo:country="BE"/>
    </style:style>
    <style:style style:name="P52"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53"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54" style:parent-style-name="Lijstalinea" style:family="paragraph">
      <style:paragraph-properties fo:margin-left="0in">
        <style:tab-stops/>
      </style:paragraph-properties>
      <style:text-properties fo:font-weight="bold" style:font-weight-asian="bold" fo:color="#000000" fo:font-size="13pt" style:font-size-asian="13pt" style:font-size-complex="13pt" fo:language="nl" fo:country="BE"/>
    </style:style>
    <style:style style:name="P55" style:parent-style-name="Lijstalinea" style:family="paragraph">
      <style:paragraph-properties fo:margin-left="0in">
        <style:tab-stops/>
      </style:paragraph-properties>
    </style:style>
    <style:style style:name="T56" style:parent-style-name="Standaardalinea-lettertype" style:family="text">
      <style:text-properties fo:color="#000000" fo:font-size="13pt" style:font-size-asian="13pt" style:font-size-complex="13pt" fo:language="nl" fo:country="BE"/>
    </style:style>
    <style:style style:name="P57"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58" style:parent-style-name="Lijstalinea" style:family="paragraph">
      <style:paragraph-properties fo:margin-left="0in">
        <style:tab-stops/>
      </style:paragraph-properties>
    </style:style>
    <style:style style:name="T59" style:parent-style-name="Standaardalinea-lettertype" style:family="text">
      <style:text-properties fo:color="#000000" fo:font-size="13pt" style:font-size-asian="13pt" style:font-size-complex="13pt" fo:language="nl" fo:country="BE"/>
    </style:style>
    <style:style style:name="P60"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61" style:parent-style-name="Lijstalinea" style:family="paragraph">
      <style:paragraph-properties fo:margin-left="0in">
        <style:tab-stops/>
      </style:paragraph-properties>
      <style:text-properties fo:font-weight="bold" style:font-weight-asian="bold" fo:color="#000000" fo:font-size="13pt" style:font-size-asian="13pt" style:font-size-complex="13pt" fo:language="nl" fo:country="BE"/>
    </style:style>
    <style:style style:name="P62" style:parent-style-name="Lijstalinea" style:family="paragraph">
      <style:paragraph-properties fo:margin-left="0in">
        <style:tab-stops/>
      </style:paragraph-properties>
    </style:style>
    <style:style style:name="T63" style:parent-style-name="Standaardalinea-lettertype" style:family="text">
      <style:text-properties fo:color="#000000" fo:font-size="13pt" style:font-size-asian="13pt" style:font-size-complex="13pt" fo:language="nl" fo:country="BE"/>
    </style:style>
    <style:style style:name="T64" style:parent-style-name="Hyperlink" style:family="text">
      <style:text-properties style:font-name="Arial" style:font-name-complex="Arial" fo:color="#58A518" fo:font-size="9.5pt" style:font-size-asian="9.5pt" style:font-size-complex="9.5pt" fo:background-color="#FFFFFF"/>
    </style:style>
    <style:style style:name="P65"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66" style:parent-style-name="Lijstalinea" style:family="paragraph">
      <style:paragraph-properties fo:margin-left="0in">
        <style:tab-stops/>
      </style:paragraph-properties>
    </style:style>
    <style:style style:name="T67" style:parent-style-name="Standaardalinea-lettertype" style:family="text">
      <style:text-properties fo:color="#000000" fo:font-size="13pt" style:font-size-asian="13pt" style:font-size-complex="13pt" fo:language="nl" fo:country="BE"/>
    </style:style>
    <style:style style:name="P68"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69" style:parent-style-name="Lijstalinea" style:family="paragraph">
      <style:paragraph-properties fo:margin-left="0in">
        <style:tab-stops/>
      </style:paragraph-properties>
      <style:text-properties fo:font-weight="bold" style:font-weight-asian="bold" fo:color="#000000" fo:font-size="13pt" style:font-size-asian="13pt" style:font-size-complex="13pt" fo:language="nl" fo:country="BE"/>
    </style:style>
    <style:style style:name="P70"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71"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72"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73" style:parent-style-name="Lijstalinea" style:family="paragraph">
      <style:paragraph-properties fo:margin-left="0in">
        <style:tab-stops/>
      </style:paragraph-properties>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4" style:parent-style-name="Lijstalinea" style:family="paragraph">
      <style:paragraph-properties fo:margin-left="0in">
        <style:tab-stops/>
      </style:paragraph-properties>
      <style:text-properties fo:font-weight="bold" style:font-weight-asian="bold" fo:color="#000000" fo:font-size="13pt" style:font-size-asian="13pt" style:font-size-complex="13pt" fo:language="nl" fo:country="BE"/>
    </style:style>
    <style:style style:name="P75" style:parent-style-name="Lijstalinea" style:family="paragraph">
      <style:paragraph-properties fo:margin-left="0in">
        <style:tab-stops/>
      </style:paragraph-properties>
    </style:style>
    <style:style style:name="T76" style:parent-style-name="Standaardalinea-lettertype" style:family="text">
      <style:text-properties fo:color="#000000" fo:font-size="13pt" style:font-size-asian="13pt" style:font-size-complex="13pt" fo:language="nl" fo:country="BE"/>
    </style:style>
    <style:style style:name="T77" style:parent-style-name="Standaardalinea-lettertype" style:family="text">
      <style:text-properties fo:font-style="italic" style:font-style-asian="italic" fo:color="#000000" fo:font-size="13pt" style:font-size-asian="13pt" style:font-size-complex="13pt" fo:language="nl" fo:country="BE"/>
    </style:style>
    <style:style style:name="T78" style:parent-style-name="Standaardalinea-lettertype" style:family="text">
      <style:text-properties fo:font-style="italic" style:font-style-asian="italic" fo:color="#000000" fo:font-size="13pt" style:font-size-asian="13pt" style:font-size-complex="13pt" fo:language="nl" fo:country="BE"/>
    </style:style>
    <style:style style:name="T79" style:parent-style-name="Standaardalinea-lettertype" style:family="text">
      <style:text-properties fo:color="#000000" fo:font-size="13pt" style:font-size-asian="13pt" style:font-size-complex="13pt" fo:language="nl" fo:country="BE"/>
    </style:style>
    <style:style style:name="P80"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81" style:parent-style-name="Lijstalinea" style:family="paragraph">
      <style:paragraph-properties fo:margin-left="0in">
        <style:tab-stops/>
      </style:paragraph-properties>
    </style:style>
    <style:style style:name="T82" style:parent-style-name="Standaardalinea-lettertype" style:family="text">
      <style:text-properties fo:color="#000000" fo:font-size="13pt" style:font-size-asian="13pt" style:font-size-complex="13pt" fo:language="nl" fo:country="BE"/>
    </style:style>
    <style:style style:name="T83" style:parent-style-name="Standaardalinea-lettertype" style:family="text">
      <style:text-properties fo:font-style="italic" style:font-style-asian="italic" fo:color="#000000" fo:font-size="13pt" style:font-size-asian="13pt" style:font-size-complex="13pt" fo:language="nl" fo:country="BE"/>
    </style:style>
    <style:style style:name="T84" style:parent-style-name="Standaardalinea-lettertype" style:family="text">
      <style:text-properties fo:color="#000000" fo:font-size="13pt" style:font-size-asian="13pt" style:font-size-complex="13pt" fo:language="nl" fo:country="BE"/>
    </style:style>
    <style:style style:name="P85" style:parent-style-name="Lijstalinea" style:family="paragraph">
      <style:paragraph-properties fo:margin-left="0in">
        <style:tab-stops/>
      </style:paragraph-properties>
      <style:text-properties fo:color="#000000" fo:font-size="13pt" style:font-size-asian="13pt" style:font-size-complex="13pt"/>
    </style:style>
    <style:style style:name="P86" style:parent-style-name="Lijstalinea" style:family="paragraph">
      <style:paragraph-properties fo:margin-left="0in">
        <style:tab-stops/>
      </style:paragraph-properties>
      <style:text-properties fo:font-weight="bold" style:font-weight-asian="bold" fo:color="#000000" fo:font-size="13pt" style:font-size-asian="13pt" style:font-size-complex="13pt" fo:language="nl" fo:country="BE"/>
    </style:style>
    <style:style style:name="P87"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88"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89"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90" style:parent-style-name="Lijstalinea" style:family="paragraph">
      <style:paragraph-properties fo:margin-left="0in">
        <style:tab-stops/>
      </style:paragraph-properties>
    </style:style>
    <style:style style:name="P91" style:parent-style-name="Kop1" style:family="paragraph">
      <style:text-properties style:font-name="Liberation Serif" style:font-name-asian="Noto Sans CJK SC Regular" style:font-name-complex="Lohit Devanagari" fo:font-weight="bold" style:font-weight-asian="bold" style:font-weight-complex="bold" fo:color="#000000" style:letter-kerning="true" style:text-underline-type="single" style:text-underline-style="solid" style:text-underline-width="auto" style:text-underline-mode="continuous" style:language-asian="zh" style:country-asian="CN" style:language-complex="hi" style:country-complex="IN"/>
    </style:style>
    <style:style style:name="P92" style:parent-style-name="Standaard" style:family="paragraph">
      <style:text-properties fo:language="nl" fo:country="BE"/>
    </style:style>
    <style:style style:name="P93" style:parent-style-name="Standaard" style:family="paragraph">
      <style:text-properties fo:language="nl" fo:country="BE"/>
    </style:style>
    <style:style style:name="P94" style:parent-style-name="Standaard" style:family="paragraph">
      <style:text-properties fo:language="nl" fo:country="BE"/>
    </style:style>
    <style:style style:name="P95" style:parent-style-name="Standaard" style:family="paragraph">
      <style:text-properties fo:language="nl" fo:country="BE"/>
    </style:style>
    <style:style style:name="P96" style:parent-style-name="Standaard" style:family="paragraph">
      <style:text-properties fo:language="nl" fo:country="BE"/>
    </style:style>
    <style:style style:name="P97" style:parent-style-name="Standaard" style:family="paragraph">
      <style:text-properties fo:language="nl" fo:country="BE"/>
    </style:style>
    <style:style style:name="P98" style:parent-style-name="Standaard" style:family="paragraph">
      <style:text-properties fo:language="nl" fo:country="BE"/>
    </style:style>
    <style:style style:name="P99" style:parent-style-name="Standaard" style:family="paragraph">
      <style:text-properties fo:language="nl" fo:country="BE"/>
    </style:style>
    <style:style style:name="T100" style:parent-style-name="Standaardalinea-lettertype" style:family="text">
      <style:text-properties style:font-name="Liberation Serif" style:font-name-asian="Noto Sans CJK SC Regular" style:font-name-complex="Lohit Devanagari" fo:font-weight="bold" style:font-weight-asian="bold" style:font-weight-complex="bold" fo:color="#000000" style:letter-kerning="true" style:text-underline-type="single" style:text-underline-style="solid" style:text-underline-width="auto" style:text-underline-mode="continuous" style:language-asian="zh" style:country-asian="CN" style:language-complex="hi" style:country-complex="IN"/>
    </style:style>
    <style:style style:name="P101" style:parent-style-name="Standaard" style:family="paragraph">
      <style:text-properties fo:language="nl" fo:country="BE"/>
    </style:style>
    <style:style style:name="P102" style:parent-style-name="Standaard" style:family="paragraph">
      <style:text-properties fo:language="nl" fo:country="BE"/>
    </style:style>
    <style:style style:name="P103" style:parent-style-name="Standaard" style:family="paragraph">
      <style:text-properties fo:language="nl" fo:country="BE"/>
    </style:style>
    <style:style style:name="P104" style:parent-style-name="Standaard" style:family="paragraph">
      <style:text-properties fo:language="nl" fo:country="BE"/>
    </style:style>
    <style:style style:name="P105" style:parent-style-name="Tekstzonderopmaak" style:family="paragraph">
      <style:text-properties style:font-name="Calibri" style:font-name-asian="Calibri" style:font-name-complex="Times New Roman" fo:font-size="11pt" style:font-size-asian="11pt" style:font-size-complex="11pt" fo:language="nl" fo:country="BE"/>
    </style:style>
    <style:style style:name="P106" style:parent-style-name="Standaard" style:family="paragraph">
      <style:text-properties fo:language="nl" fo:country="BE"/>
    </style:style>
    <style:style style:name="P107" style:parent-style-name="Lijstalinea" style:family="paragraph">
      <style:paragraph-properties fo:margin-left="0in">
        <style:tab-stops/>
      </style:paragraph-properties>
      <style:text-properties fo:language="nl" fo:country="BE"/>
    </style:style>
    <style:style style:name="P108" style:parent-style-name="Lijstalinea" style:family="paragraph">
      <style:paragraph-properties fo:margin-left="0in">
        <style:tab-stops/>
      </style:paragraph-properties>
    </style:style>
    <style:style style:name="T109" style:parent-style-name="Standaardalinea-lettertype" style:family="text">
      <style:text-properties fo:language="nl" fo:country="BE"/>
    </style:style>
    <style:style style:name="T110" style:parent-style-name="Standaardalinea-lettertype" style:family="text">
      <style:text-properties fo:language="nl" fo:country="BE"/>
    </style:style>
    <style:style style:name="P111"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12"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13" style:parent-style-name="Lijstalinea" style:family="paragraph">
      <style:paragraph-properties fo:margin-left="0in">
        <style:tab-stops/>
      </style:paragraph-properties>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fo:language="nl" fo:country="BE"/>
    </style:style>
    <style:style style:name="P114"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15"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16"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17"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18"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19"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20" style:parent-style-name="Lijstalinea" style:family="paragraph">
      <style:paragraph-properties fo:margin-left="0in">
        <style:tab-stops/>
      </style:paragraph-properties>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fo:language="nl" fo:country="BE"/>
    </style:style>
  </office:automatic-styles>
  <office:body>
    <office:text text:use-soft-page-breaks="true">
      <text:p text:style-name="P1"><text:span text:style-name="T2">Opdracht Basic Security –<text:s/></text:span><text:span text:style-name="T3">IT Management aspect</text:span><text:span text:style-name="T4">:</text:span></text:p>
      <text:p text:style-name="P5">InfoSec Policy</text:p>
      <text:p text:style-name="P6"/>
      <text:p text:style-name="P7"/>
      <text:p text:style-name="P8">Acceptable Infrastructure Use Policy</text:p>
      <text:p text:style-name="P9">Netwerk: Wired – Wireless: wat mag (niet), waarom?</text:p>
      <text:p text:style-name="P10"/>
      <text:p text:style-name="P11"><text:a xlink:href="https://www.solarwindsmsp.com/content/wired-network-security" office:target-frame-name="_top" xlink:show="replace"><text:span text:style-name="T12">https://www.solarwindsmsp.com/content/wired-network-security</text:span></text:a></text:p>
      <text:p text:style-name="P13"/>
      <text:p text:style-name="P14">Op de PXL wordt er voornamelijk gebruik gemaakt van het wireless netwerk. Daarom is het belangrijk dat dit goed beveiligd is voor alle gebruikers. Dit gebeurt aan de hand van enkele tools:</text:p>
      <text:list text:style-name="LFO2" text:continue-numbering="true">
        <text:list-item>
          <text:p text:style-name="P15"><text:span text:style-name="T16">Encryptie</text:span><text:span text:style-name="T17">: Om vertrouwde informatie veilig over het netwerk te sturen, ondersteund een draadloos netwerk Wi-Fi Protected Access (WPA) en Wired Equivalent Privacy (WEP), twee types van<text:s/></text:span><text:span text:style-name="T18">encryptie. Op de PXL zou dit dus worden toegepast op alle draadloos verbonden toestellen, ongeacht de functie van de persoon die verbonden is, omdat iedereen vertrouwde informatie kan doorsturen.</text:span></text:p>
        </text:list-item>
        <text:list-item>
          <text:p text:style-name="P19"><text:span text:style-name="T20">Web Filtering</text:span><text:span text:style-name="T21">: Op het web zijn niet alle websites veilig, da</text:span><text:span text:style-name="T22">arom kunnen websites waarvan geweten is dat ze onveilig zijn geblokkeerd worden. Een voorbeeld hiervan op de PXL zijn websites voor het downloaden van torrents. Ook videostreams en voicecalls worden op verschillende applicaties geblokkeerd, omdat deze een<text:s/></text:span><text:span text:style-name="T23">zeer hoge prioriteit hebben en anders het netwerk zouden kunnen overbelasten.</text:span></text:p>
        </text:list-item>
        <text:list-item>
          <text:p text:style-name="P24"><text:span text:style-name="T25">Wachtwoorden</text:span><text:span text:style-name="T26">: Om de veiligheid extra te garanderen moet iedereen van de PXL die zich wil verbinden met het netwerk zich inloggen met zijn pxl-mail en zijn wachtwoord. Dit wachtw</text:span><text:span text:style-name="T27">oord hangt vast aan enkele voorwaarden die later nog besproken worden.</text:span></text:p>
        </text:list-item>
      </text:list>
      <text:p text:style-name="P28"/>
      <text:p text:style-name="P29">Hierbuiten hebben verschillende rollen binnen de PXL nog andere rechten en meer of minder toegang tot bepaalde secties in het netwerk. Zo hebben studenten bijvoorbeeld geen toegang tot<text:s/>de server waar alle data over examens opstaat. Docenten kunnen hier uiteraard wel aan. Verder heeft de IT-dienst ook weer meer rechten binnen het netwerk, om alles te kunnen onderhouden en te repareren indien nodig.</text:p>
      <text:p text:style-name="P30"/>
      <text:p text:style-name="P31">Printers</text:p>
      <text:p text:style-name="P32"/>
      <text:p text:style-name="P33"><text:a xlink:href="https://security.berkeley.edu/resources/best-practices-how-articles/system-application-security/network-printer-security-best" office:target-frame-name="_top" xlink:show="replace"><text:span text:style-name="T34">https://security.berkeley.edu/resources/best-practices-how-articles/system-application-security/network-printer-sec</text:span><text:span text:style-name="T35">urity-best</text:span></text:a></text:p>
      <text:p text:style-name="P36"/>
      <text:soft-page-break/>
      <text:p text:style-name="P37">Personeel/Management/IT-dienst:</text:p>
      <text:p text:style-name="P38">Het personeel mag vrij gebruik maken van alle printers in heel de hogeschool zolang het met hun werk te maken heeft. Hierbij mogen ze afdrukken/kopiëren in kleur of in zwartwit. Dit kan via het draadloos netwerk<text:s/>of via een usb stick. Om iets af te drukken via het draadloos netwerk moet er wel eerst ingelogd worden. Via de usb stick moet er eerst een badge<text:s/>gescand<text:s/>worden van het personeelslid.</text:p>
      <text:p text:style-name="P39"/>
      <text:p text:style-name="P40">Het personeel werkt al voor school dus mogen ook gratis gebruik maken<text:s/>hiervan. Het inloggen is om te voorkomen dat er andere mensen ook gratis gaan afdrukken. De badge is er om ook lokaal te controleren of het om een personeelslid gaat.</text:p>
      <text:p text:style-name="P41"/>
      <text:p text:style-name="P42">Studenten:</text:p>
      <text:p text:style-name="P43">De studenten moeten een kleine prijs betalen per papier dat afgedrukt wordt<text:s/>en kan dit enkel lokaal aan de printer doen met een usb en hun studentenkaart. De student moet een verschillende prijs betalen afhankelijk van welk soort afdrukopties hij/zij kiest. Studenten mogen ook niet via een andere optie met de printer verbinden (LAN).</text:p>
      <text:p text:style-name="P44"/>
      <text:p text:style-name="P45">De student mag niet via het netwerk afdrukken, omdat ze dan iets fout kunnen afdrukken zonder enige gevolgen. De studentenkaart is er om zo een prijs van hun kaart af te trekken en zodat er kan geregistreerd worden wie de printer heeft gebruikt. Om te<text:s/>voorkomen dat ze via een kleine omweg toch gratis kunnen afdrukken of iets fout kunnen doen met de printer mogen de studenten niet via een andere poort op de printer.</text:p>
      <text:p text:style-name="P46"/>
      <text:p text:style-name="P47">Bezoekers:</text:p>
      <text:p text:style-name="P48">Bezoekers mogen niet met de printers werken.</text:p>
      <text:p text:style-name="P49"><text:span text:style-name="T50">Dit is om veiligheidsredenene<text:s/></text:span><text:span text:style-name="T51">en zodat ze het niet kapot kunnen maken.</text:span></text:p>
      <text:p text:style-name="P52"/>
      <text:p text:style-name="P53">PingPing:</text:p>
      <text:p text:style-name="P54">Docenten/management/IT-dienst:<text:s/></text:p>
      <text:p text:style-name="P55"><text:span text:style-name="T56">De docenten krijgen een persoonlijke kaart met daar hun ‘wallet’ op. Deze kaart beschikt ook over een pincode.</text:span></text:p>
      <text:p text:style-name="P57"/>
      <text:p text:style-name="P58"><text:span text:style-name="T59">De reden dat er een pincode op de kaart staat is omdat er wekelijks een bedrag op wordt gestort <text:s/>voor de docenten om te eten/printen.</text:span></text:p>
      <text:p text:style-name="P60"/>
      <text:p text:style-name="P61">Studenten:<text:s/></text:p>
      <text:soft-page-break/>
      <text:p text:style-name="P62"><text:span text:style-name="T63">De studenten hun studentenkaart kan ook als betaalkaart worden gebruikt in het PXL-restaurant. Ze kunnen geld op hun studentenkaart storten via PinPoint toestellen of via de website van Uhasselt. Indien je studentenkaart verloren geraakt kan je je kaart blokkeren via de website<text:s/></text:span><text:a xlink:href="https://uhasselt-pxl.mynetpay.be/" office:target-frame-name="_top" xlink:show="replace"><text:span text:style-name="T64">https://uhasselt-pxl.mynetpay.be</text:span></text:a>.</text:p>
      <text:p text:style-name="P65"/>
      <text:p text:style-name="P66"><text:span text:style-name="T67">Het betalen met een studentenkaart heeft als voordeel dat je korting krijgt in het PXL-restaurant.</text:span></text:p>
      <text:p text:style-name="P68"/>
      <text:p text:style-name="P69">bezoekers:</text:p>
      <text:p text:style-name="P70">krijgen geen pingping kaart</text:p>
      <text:p text:style-name="P71"/>
      <text:p text:style-name="P72"/>
      <text:p text:style-name="P73">Password policy</text:p>
      <text:p text:style-name="P74">IT-dienst:<text:s/></text:p>
      <text:p text:style-name="P75"><text:span text:style-name="T76">De IT-dienst zal een sterk wachtwoord hanteren dat voldoet aan bepaalde vereisten. Daarnaast zal er ook gebruik gemaakt van sterke<text:s/></text:span><text:span text:style-name="T77">p</text:span><text:span text:style-name="T78">assphrases</text:span><text:span text:style-name="T79"><text:s/>op administrator accounts van de server. Verder heeft de IT-dienst de bevoegdheid om de wachtwoorden ieder jaar te resetten voor de docenten en lectoren. Dit gebeurt door middel van een mail te sturen naar de studenten en lectoren. Hierin zullen ze vragen om binnen een aantal dagen hun wachtwoord te veranderen.</text:span></text:p>
      <text:p text:style-name="P80"/>
      <text:p text:style-name="P81"><text:span text:style-name="T82">Aangezien de servers geen kleinigheid zijn is hoge beveiliging op administrator accounts van groot belang. Hiervoor zullen<text:s/></text:span><text:span text:style-name="T83">passphrases</text:span><text:span text:style-name="T84"><text:s/>gebruikt worden aangezien deze moeilijker te kraken zijn omwille van hun lengte. Ook zorgt de IT-dienst voor een optimale beveiliging van de schoolaccounts.</text:span></text:p>
      <text:p text:style-name="P85"/>
      <text:p text:style-name="P86">Lectoren/Studenten/Management:<text:s/></text:p>
      <text:p text:style-name="P87">Ze moeten hun wachtwoord van Blackboard en e-mailadres van school om het schooljaar te veranderen. Ook zal er een minimale gebruikstijd zijn voor een wachtwoord zodat een student niet meteen zijn nieuw wachtwoord kan veranderen naar het vorige. Verder zal dit wachtwoord aan bepaalde eisen moeten voldoen zoals minstens 1 hoofdletter en/of cijfer.</text:p>
      <text:p text:style-name="P88"/>
      <text:p text:style-name="P89">Dit alles is nodig om de schoolaccounts van een student goed te beveiligen. Hackers worden met de dag capabeler in het hacken van wachtwoorden waardoor de minimale vereisten omhoog moeten om een sterk wachtwoord te behouden. Hierdoor willen we zeker zijn van de kwaliteit van de studenten hun wachtwoord door dit jaarlijks te laten veranderen aan hogere wachtwoordvereisten.</text:p>
      <text:p text:style-name="P90"/>
      <text:soft-page-break/>
      <text:h text:style-name="P91" text:outline-level="1">Email Policy</text:h>
      <text:p text:style-name="P92"/>
      <text:p text:style-name="P93">Een policy voor het scannen van e-mails op virussen, wormen, … en deze vervolgens uitfilteren.<text:s/></text:p>
      <text:p text:style-name="P94">Aangezien de laatste jaren emails veel gebruikt worden om virussen te verspreiden, heeft deze policy zeker zijn meerwaarde bij de security van het PXL netwerk. Verder zou het ook handig zijn voor het filteren van emails op phishing. Zodat studenten niet opgelicht kunnen worden door mails over nog te betalen boeken / extra kosten.</text:p>
      <text:p text:style-name="P95"/>
      <text:p text:style-name="P96">Een policy voor het limiteren van de bestandsgrootte in de bijlage van emails.</text:p>
      <text:p text:style-name="P97"/>
      <text:p text:style-name="P98">Dit is noodzakelijk op een netwerk zo groot als pxl zodat studenten niet al te grootte files op en af naar mekaar sturen. Dit zorgt voor ervoor dat er meer ruimte van de database in beslag wordt genomen. Verder zorgt ook voor het vertragen van het ontvangen en versturen van emails.</text:p>
      <text:p text:style-name="P99"/>
      <text:h text:style-name="Kop1" text:outline-level="1"><text:span text:style-name="T100">TeleWorking</text:span></text:h>
      <text:p text:style-name="P101"/>
      <text:p text:style-name="P102">Een policy voor het encrypteren van data die men van thuis uit wil uploaden naar het schoolnetwerk.<text:s/></text:p>
      <text:p text:style-name="P103"/>
      <text:p text:style-name="P104">Als een lector van thuisuit bijvoorbeeld aanpassingen heeft gemaakt aan een examen en deze data wil uploaden op het pxl netwerk. Dan is het uiteraard noodzakelijk dat deze data geëncrypteerd wordt verstuurd voor het geval dat de data onderschept wordt door een hacker.</text:p>
      <text:p text:style-name="P105"/>
      <text:p text:style-name="P106"/>
      <text:p text:style-name="P107">Verder moet<text:s/>Secure remote access strikt gecontroleerd worden. Toegang zal worden verleend via een sterk wachtwoord of via public/private keys met sterke pass-phrases.<text:s/></text:p>
      <text:p text:style-name="P108"><text:span text:style-name="T109">Zodat<text:s/></text:span><text:span text:style-name="T110">niemand zich al te gemakkelijk kan verbinden met het schoolnetwerk van buitenaf.</text:span></text:p>
      <text:p text:style-name="P111"/>
      <text:p text:style-name="P112"/>
      <text:p text:style-name="P113">Bring your own device (BYOD)?</text:p>
      <text:p text:style-name="P114">Binnen de PXL is BYOD toegestaan. Uiteraard wordt wel verwacht van iedereen dat hij of zij alle policies voor zijn rol binnen de PXL volgt, zo niet heeft de PXL het recht om de connectie te verbreken en het toestel te blokkeren. Zoals al eerder vermeld worden camera’s en microfoons van eigen toestellen voor bepaalde applicaties uitgeschakeld op het PXL netwerk om overbelasting te voorkomen.</text:p>
      <text:p text:style-name="P115">Van de gebruikers wordt ook verwacht dat ze vrijetijdsapplicaties niet gebruiken op school (bv gaming, netflix…). Zo kunnen ze zich beter concentreren op hun schoolwerk (zij het studies of hun job).</text:p>
      <text:p text:style-name="P116"/>
      <text:p text:style-name="P117">Werknemers krijgen van de PXL een laptop om op te werken. Voor studenten komt de school financieel niet<text:s/>tussen, wel is er het aanbod om via de PXL een laptop te bestellen. Omwille van de grotere bestelling komt het toestel dan goedkoper uit dan in de winkel. Ook biedt de PXL een onderhoudsservice aan. Voor laptops aangekocht via de PXL is het<text:s/><text:soft-page-break/>onderhoud gratis, wel moeten gebruikers eventuele kosten aan bijvoorbeeld nieuwe onderdelen zelf bekostigen.</text:p>
      <text:p text:style-name="P118"/>
      <text:p text:style-name="P119">De PXL heeft ook het recht om een toestel te ontkoppelen van het netwerk wanneer een virus of andere bedreiging wordt aangetroffen. Zo kan deze bedreiging zich niet verspreiden naar de andere verbonden toestellen.</text:p>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Standaard" style:next-style-name="Standaard" style:default-outline-level="1">
      <style:paragraph-properties fo:keep-with-next="always" fo:keep-together="always" style:vertical-align="auto" fo:margin-top="0.1666in" fo:line-height="106%"/>
      <style:text-properties style:font-name="Calibri Light" style:font-name-asian="Times New Roman" style:font-name-complex="Times New Roman" fo:color="#2E74B5" style:letter-kerning="false" fo:font-size="16pt" style:font-size-asian="16pt" style:font-size-complex="16pt" fo:language="nl" fo:country="BE" style:language-asian="en" style:country-asian="US" style:language-complex="ar" style:country-complex="SA" fo:hyphenate="tru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jstalinea" style:display-name="Lijstalinea" style:family="paragraph" style:parent-style-name="Standard">
      <style:paragraph-properties fo:margin-bottom="0.1111in" fo:margin-left="0.5in">
        <style:tab-stops/>
      </style:paragraph-properties>
      <style:text-properties fo:hyphenate="false"/>
    </style:style>
    <style:style style:name="ListLabel1" style:display-name="ListLabel 1" style:family="text">
      <style:text-properties style:font-name-asian="Calibri" style:font-name-complex="Lohit Devanaga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Calibri" style:font-name-asian="Calibri"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Kop1Char" style:display-name="Kop 1 Char" style:family="text" style:parent-style-name="Standaardalinea-lettertype">
      <style:text-properties style:font-name="Calibri Light" style:font-name-asian="Times New Roman" style:font-name-complex="Times New Roman" fo:color="#2E74B5" style:letter-kerning="false" fo:font-size="16pt" style:font-size-asian="16pt" style:font-size-complex="16pt" fo:language="nl" fo:country="BE" style:language-asian="en" style:country-asian="US" style:language-complex="ar" style:country-complex="SA"/>
    </style:style>
    <style:style style:name="Tekstzonderopmaak" style:display-name="Tekst zonder opmaak" style:family="paragraph" style:parent-style-name="Standaard">
      <style:paragraph-properties style:vertical-align="auto"/>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TekstzonderopmaakChar" style:display-name="Tekst zonder opmaak Char" style:family="text" style:parent-style-name="Standaardalinea-lettertype">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bruiker</meta:initial-creator>
    <dc:creator>Elise vanstraelen</dc:creator>
    <meta:creation-date>2019-05-14T18:04:00Z</meta:creation-date>
    <dc:date>2019-05-14T18:04:00Z</dc:date>
    <meta:template xlink:href="Normal.dotm" xlink:type="simple"/>
    <meta:editing-cycles>2</meta:editing-cycles>
    <meta:editing-duration>PT60S</meta:editing-duration>
    <meta:document-statistic meta:page-count="5" meta:paragraph-count="17" meta:word-count="1359" meta:character-count="8819" meta:row-count="62" meta:non-whitespace-character-count="7477"/>
  </office:meta>
</office:document-meta>
</file>